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Projektstruktur und Setup</text:span></text:h>
      <text:list xml:id="list2652281025" text:style-name="L1">
        <text:list-item>
          <text:p text:style-name="P2"><text:span text:style-name="Strong_20_Emphasis">Einführung in Vuetify und Vue 3</text:span></text:p>
          <text:list>
            <text:list-item>
              <text:p text:style-name="P2">Grundlegende Vue 3 und Vuetify-Integration für dein <text:span text:style-name="Strong_20_Emphasis">Inventory Management System</text:span>.</text:p>
            </text:list-item>
          </text:list>
        </text:list-item>
        <text:list-item>
          <text:p text:style-name="P2"><text:span text:style-name="Strong_20_Emphasis">Vite-Konfiguration</text:span></text:p>
          <text:list>
            <text:list-item>
              <text:p text:style-name="P2">Verwendung und Anpassung von <text:span text:style-name="Source_20_Text">.env</text:span>-Dateien für Entwicklung und Produktion.</text:p>
            </text:list-item>
          </text:list>
        </text:list-item>
        <text:list-item>
          <text:p text:style-name="P2"><text:span text:style-name="Strong_20_Emphasis">Deployment auf Produktionsserver</text:span></text:p>
          <text:list>
            <text:list-item>
              <text:p text:style-name="P2">Nutzung von <text:span text:style-name="Source_20_Text">pm2</text:span> für das Management und Deployment des Frontends.</text:p>
            </text:list-item>
            <text:list-item>
              <text:p text:style-name="P2">Konfiguration von <text:span text:style-name="Source_20_Text">ecosystem.config.cjs</text:span> für den Umgebungswechsel.</text:p>
            </text:list-item>
            <text:list-item>
              <text:p text:style-name="P2"><text:span text:style-name="Source_20_Text">rsync</text:span> zum Hochladen des Frontends auf den Produktionsserver.</text:p>
            </text:list-item>
            <text:list-item>
              <text:p text:style-name="P2">Erstellen und Verwenden von npm-Scripts (z.B. <text:span text:style-name="Source_20_Text">npm run build</text:span>, <text:span text:style-name="Source_20_Text">npm run dev</text:span>).</text:p>
            </text:list-item>
          </text:list>
        </text:list-item>
        <text:list-item>
          <text:p text:style-name="P2"><text:span text:style-name="Strong_20_Emphasis">Optimierung des responsiven Designs</text:span></text:p>
          <text:list>
            <text:list-item>
              <text:p text:style-name="P1">Responsive Anpassungen für mobile Endgeräte (CSS-Anpassungen und Vuetify's <text:span text:style-name="Source_20_Text">v-container</text:span> und <text:span text:style-name="Source_20_Text">v-col</text:span>-Komponenten).</text:p>
            </text:list-item>
          </text:list>
        </text:list-item>
      </text:list>
      <text:h text:style-name="Heading_20_3" text:outline-level="3"><text:span text:style-name="Strong_20_Emphasis">2. Frontend-Entwicklung mit Vuetify</text:span></text:h>
      <text:list xml:id="list3960348000" text:style-name="L2">
        <text:list-item>
          <text:p text:style-name="P4"><text:span text:style-name="Strong_20_Emphasis">Formulare mit Vuetify</text:span></text:p>
          <text:list>
            <text:list-item>
              <text:p text:style-name="P4">Aufbau eines <text:span text:style-name="Strong_20_Emphasis">Registrierungsformulars</text:span>.</text:p>
            </text:list-item>
            <text:list-item>
              <text:p text:style-name="P4">Validierung von Feldern (Passwortlänge, E-Mail-Format).</text:p>
            </text:list-item>
            <text:list-item>
              <text:p text:style-name="P4">Umsetzung von Passwortzählern (Länge, Format, Passwortstärke).</text:p>
            </text:list-item>
          </text:list>
        </text:list-item>
        <text:list-item>
          <text:p text:style-name="P4"><text:span text:style-name="Strong_20_Emphasis">Styling und Anpassung von Vuetify-Komponenten</text:span></text:p>
          <text:list>
            <text:list-item>
              <text:p text:style-name="P4">Farbverläufe in der Toolbar (<text:span text:style-name="Source_20_Text">v-toolbar</text:span>).</text:p>
            </text:list-item>
            <text:list-item>
              <text:p text:style-name="P4">Anpassung der Schriftfarben (z.B. weiße Schrift, fettgedruckt).</text:p>
            </text:list-item>
            <text:list-item>
              <text:p text:style-name="P4">Erstellen und Bearbeiten von <text:span text:style-name="Strong_20_Emphasis">modalen Dialogen</text:span> (<text:span text:style-name="Source_20_Text">v-dialog</text:span>) für die Anzeige und Bearbeitung von Profilen oder Produkten.</text:p>
            </text:list-item>
            <text:list-item>
              <text:p text:style-name="P4">Chips zur <text:span text:style-name="Strong_20_Emphasis">Produkt- und Kategorieauswahl</text:span> (Suche, Filter).</text:p>
            </text:list-item>
          </text:list>
        </text:list-item>
        <text:list-item>
          <text:p text:style-name="P4"><text:span text:style-name="Strong_20_Emphasis">Produktdarstellung und -suche</text:span></text:p>
          <text:list>
            <text:list-item>
              <text:p text:style-name="P4">Verwendung von <text:span text:style-name="Strong_20_Emphasis">Chips</text:span> zur Darstellung von Kategorien und beliebten Produkten.</text:p>
            </text:list-item>
            <text:list-item>
              <text:p text:style-name="P3">Umsetzung einer <text:span text:style-name="Strong_20_Emphasis">Suchfunktion</text:span> für Produkte mit schnellem Zugriff auf Ergebnisse (z.B. Produkt-Details in modalen Dialogen).</text:p>
            </text:list-item>
          </text:list>
        </text:list-item>
      </text:list>
      <text:h text:style-name="Heading_20_3" text:outline-level="3"><text:span text:style-name="Strong_20_Emphasis">3. API und Backend-Integration</text:span></text:h>
      <text:list xml:id="list2417176244" text:style-name="L3">
        <text:list-item>
          <text:p text:style-name="P6"><text:span text:style-name="Strong_20_Emphasis">Axios-Konfiguration</text:span></text:p>
          <text:list>
            <text:list-item>
              <text:p text:style-name="P6">Kommunikation mit dem Backend (API).</text:p>
            </text:list-item>
            <text:list-item>
              <text:p text:style-name="P6">Verwendung von <text:span text:style-name="Strong_20_Emphasis">Umgebungsvariablen</text:span> für die Axios Base-URL (lokal/Produktion).</text:p>
            </text:list-item>
            <text:list-item>
              <text:p text:style-name="P6">Behandlung von <text:span text:style-name="Strong_20_Emphasis">CORS-Problemen</text:span> beim Entwickeln.</text:p>
            </text:list-item>
          </text:list>
        </text:list-item>
        <text:list-item>
          <text:p text:style-name="P6"><text:span text:style-name="Strong_20_Emphasis">Fehlerbehandlung</text:span></text:p>
          <text:list>
            <text:list-item>
              <text:p text:style-name="P6">Überprüfung von <text:span text:style-name="Strong_20_Emphasis">Fehlermeldungen</text:span> (z.B. unzulässige API-Aufrufe, Netzwerkfehler).</text:p>
            </text:list-item>
            <text:list-item>
              <text:p text:style-name="P5">Umgang mit der Rückmeldung des Backends, z.B. <text:span text:style-name="Strong_20_Emphasis">existierende E-Mail</text:span> (Anzeige eines modalen Dialogs bei Registrierungsfehler).</text:p>
            </text:list-item>
          </text:list>
        </text:list-item>
      </text:list>
      <text:h text:style-name="Heading_20_3" text:outline-level="3"><text:soft-page-break/><text:span text:style-name="Strong_20_Emphasis">4. Testing und Debugging</text:span></text:h>
      <text:list xml:id="list2532112781" text:style-name="L4">
        <text:list-item>
          <text:p text:style-name="P8"><text:span text:style-name="Strong_20_Emphasis">Testkonzept und Testautomatisierung</text:span></text:p>
          <text:list>
            <text:list-item>
              <text:p text:style-name="P8">Einführung in verschiedene <text:span text:style-name="Strong_20_Emphasis">Testing-Frameworks</text:span> (Jest, Cypress).</text:p>
            </text:list-item>
            <text:list-item>
              <text:p text:style-name="P8"><text:span text:style-name="Strong_20_Emphasis">Unit Tests</text:span> für Vue-Komponenten.</text:p>
            </text:list-item>
            <text:list-item>
              <text:p text:style-name="P8">Implementierung von <text:span text:style-name="Strong_20_Emphasis">E2E-Tests</text:span> mit Cypress.</text:p>
            </text:list-item>
            <text:list-item>
              <text:p text:style-name="P8">Automatisiertes Testen von Formvalidierungen und API-Interaktionen.</text:p>
            </text:list-item>
          </text:list>
        </text:list-item>
        <text:list-item>
          <text:p text:style-name="P8"><text:span text:style-name="Strong_20_Emphasis">Manuelles Testen</text:span></text:p>
          <text:list>
            <text:list-item>
              <text:p text:style-name="P8">Testen von <text:span text:style-name="Strong_20_Emphasis">Fehlern und Randfällen</text:span>, wie z.B. leere Felder oder ungültige Eingaben.</text:p>
            </text:list-item>
            <text:list-item>
              <text:p text:style-name="P7">Sicherstellung der Funktionalität von <text:span text:style-name="Strong_20_Emphasis">Formularen</text:span> (z.B. Registrierungsformular) und API-Integration.</text:p>
            </text:list-item>
          </text:list>
        </text:list-item>
      </text:list>
      <text:h text:style-name="Heading_20_3" text:outline-level="3"><text:span text:style-name="Strong_20_Emphasis">5. Benutzerfreundlichkeit und UX/UI</text:span></text:h>
      <text:list xml:id="list235514021" text:style-name="L5">
        <text:list-item>
          <text:p text:style-name="P10"><text:span text:style-name="Strong_20_Emphasis">Hinweise für den Benutzer</text:span></text:p>
          <text:list>
            <text:list-item>
              <text:p text:style-name="P10">Dialoge bei bereits existierenden <text:span text:style-name="Strong_20_Emphasis">E-Mail-Adressen</text:span> (z.B. modale Popups bei Registrierungsversuchen).</text:p>
            </text:list-item>
            <text:list-item>
              <text:p text:style-name="P10"><text:span text:style-name="Strong_20_Emphasis">Autofill-Funktion</text:span> für Felder (Vorname, Nachname, etc.).</text:p>
            </text:list-item>
          </text:list>
        </text:list-item>
        <text:list-item>
          <text:p text:style-name="P10"><text:span text:style-name="Strong_20_Emphasis">Best Practices für Formulare</text:span></text:p>
          <text:list>
            <text:list-item>
              <text:p text:style-name="P10">Benutzerfreundliche Validierung mit direktem Feedback.</text:p>
            </text:list-item>
            <text:list-item>
              <text:p text:style-name="P9">Aufteilung in übersichtliche <text:span text:style-name="Strong_20_Emphasis">Eingabebereiche</text:span>.</text:p>
            </text:list-item>
          </text:list>
        </text:list-item>
      </text:list>
      <text:h text:style-name="Heading_20_3" text:outline-level="3"><text:span text:style-name="Strong_20_Emphasis">6. Design und Wireframes</text:span></text:h>
      <text:list xml:id="list1503338014" text:style-name="L6">
        <text:list-item>
          <text:p text:style-name="P12"><text:span text:style-name="Strong_20_Emphasis">Erstellung von Wireframes</text:span> für das <text:span text:style-name="Strong_20_Emphasis">Inventory Management System</text:span>.</text:p>
          <text:list>
            <text:list-item>
              <text:p text:style-name="P12">Strukturierung der App mit App Bar, Sidebar, und Hauptinhaltsbereich.</text:p>
            </text:list-item>
            <text:list-item>
              <text:p text:style-name="P12">Nutzung von <text:span text:style-name="Strong_20_Emphasis">Vuetify's Grid-System</text:span> für responsive Layouts.</text:p>
            </text:list-item>
            <text:list-item>
              <text:p text:style-name="P12">Integration einer Sidebar für <text:span text:style-name="Strong_20_Emphasis">Dashboard</text:span>, <text:span text:style-name="Strong_20_Emphasis">Produkte</text:span>, <text:span text:style-name="Strong_20_Emphasis">Kategorien</text:span>.</text:p>
            </text:list-item>
            <text:list-item>
              <text:p text:style-name="P11">Planung von weiteren Bereichen wie Benutzerverwaltung, Berichte und Einstellungen.</text:p>
            </text:list-item>
          </text:list>
        </text:list-item>
      </text:list>
      <text:h text:style-name="Heading_20_3" text:outline-level="3"><text:span text:style-name="Strong_20_Emphasis">7. Technologische Fragen und Frameworks</text:span></text:h>
      <text:list xml:id="list4054470847" text:style-name="L7">
        <text:list-item>
          <text:p text:style-name="P14"><text:span text:style-name="Strong_20_Emphasis">Vue 2 zu Vue 3 Migration</text:span></text:p>
          <text:list>
            <text:list-item>
              <text:p text:style-name="P14">Unterschiede in der <text:span text:style-name="Strong_20_Emphasis">Komponentenstruktur</text:span> (insbesondere zwischen <text:span text:style-name="Strong_20_Emphasis">script setup</text:span> in Vue 3 und dem klassischen Script-Format in Vue 2).</text:p>
            </text:list-item>
            <text:list-item>
              <text:p text:style-name="P14">Anpassung von Vuetify 2 zu Vuetify 3.</text:p>
            </text:list-item>
          </text:list>
        </text:list-item>
        <text:list-item>
          <text:p text:style-name="P14"><text:span text:style-name="Strong_20_Emphasis">Wireframes in Vuetify</text:span></text:p>
          <text:list>
            <text:list-item>
              <text:p text:style-name="P14">Nutzung von <text:span text:style-name="Strong_20_Emphasis">Wireframes</text:span> zur visuellen Planung von Komponenten und Layouts.</text:p>
            </text:list-item>
            <text:list-item>
              <text:p text:style-name="P14">Diskussion über Tools wie <text:span text:style-name="Strong_20_Emphasis">Discord Wireframe</text:span> und deren Einsatzmöglichkeiten.</text:p>
            </text:list-item>
          </text:list>
        </text:list-item>
        <text:list-item>
          <text:p text:style-name="P14"><text:span text:style-name="Strong_20_Emphasis">Alternativen zu Google Fonts</text:span></text:p>
          <text:list>
            <text:list-item>
              <text:p text:style-name="P13">Datenschutzkonforme Schriftarten für den deutschen Markt (lokale Schriften, Alternativen zu Google Fonts)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4:37:15.141660964</meta:creation-date>
    <meta:generator>LibreOffice/7.3.7.2$Linux_X86_64 LibreOffice_project/30$Build-2</meta:generator>
    <dc:date>2024-09-04T14:40:58.121982374</dc:date>
    <meta:editing-duration>PT3M44S</meta:editing-duration>
    <meta:editing-cycles>1</meta:editing-cycles>
    <meta:document-statistic meta:table-count="0" meta:image-count="0" meta:object-count="0" meta:page-count="2" meta:paragraph-count="64" meta:word-count="482" meta:character-count="3595" meta:non-whitespace-character-count="3234"/>
  </office:meta>
</office:document-meta>
</file>